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594in" svg:y="1.7756in">
            <draw:object draw:notify-on-update-of-ranges="Sheet1.A1:Sheet1.A1 Sheet1.B1:Sheet1.D1 Sheet1.A2:Sheet1.A2 Sheet1.B2:Sheet1.D2 Sheet1.A3:Sheet1.A3 Sheet1.B3:Sheet1.D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2146in" svg:y="1.7961in">
            <draw:object draw:notify-on-update-of-ranges="Sheet1.A5:Sheet1.A5 Sheet1.B5:Sheet1.D5 Sheet1.A6:Sheet1.A6 Sheet1.B6:Sheet1.D6 Sheet1.A7:Sheet1.A7 Sheet1.B7:Sheet1.D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ad Time (s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</text:p>
          </table:table-cell>
          <table:table-cell office:value-type="float" office:value="2.9806" calcext:value-type="float">
            <text:p>2.9806</text:p>
          </table:table-cell>
          <table:table-cell office:value-type="float" office:value="4.3634" calcext:value-type="float">
            <text:p>4.3634</text:p>
          </table:table-cell>
          <table:table-cell office:value-type="float" office:value="6.1941" calcext:value-type="float">
            <text:p>6.1941</text:p>
          </table:table-cell>
        </table:table-row>
        <table:table-row table:style-name="ro1">
          <table:table-cell office:value-type="string" calcext:value-type="string">
            <text:p>Omega+PUMI</text:p>
          </table:table-cell>
          <table:table-cell office:value-type="float" office:value="4.7285" calcext:value-type="float">
            <text:p>4.7285</text:p>
          </table:table-cell>
          <table:table-cell office:value-type="float" office:value="5.4918" calcext:value-type="float">
            <text:p>5.4918</text:p>
          </table:table-cell>
          <table:table-cell office:value-type="float" office:value="6.4619" calcext:value-type="float">
            <text:p>6.46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ak Memory (MB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</text:p>
          </table:table-cell>
          <table:table-cell office:value-type="float" office:value="168.28" calcext:value-type="float">
            <text:p>168.28</text:p>
          </table:table-cell>
          <table:table-cell office:value-type="float" office:value="217" calcext:value-type="float">
            <text:p>217</text:p>
          </table:table-cell>
          <table:table-cell office:value-type="float" office:value="329.7" calcext:value-type="float">
            <text:p>329.7</text:p>
          </table:table-cell>
        </table:table-row>
        <table:table-row table:style-name="ro1">
          <table:table-cell office:value-type="string" calcext:value-type="string">
            <text:p>Omega+PUMI</text:p>
          </table:table-cell>
          <table:table-cell office:value-type="float" office:value="697.61" calcext:value-type="float">
            <text:p>697.61</text:p>
          </table:table-cell>
          <table:table-cell office:value-type="float" office:value="733.28" calcext:value-type="float">
            <text:p>733.28</text:p>
          </table:table-cell>
          <table:table-cell office:value-type="float" office:value="840.86" calcext:value-type="float">
            <text:p>840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6:57:32.121727941</meta:creation-date>
    <dc:date>2016-05-18T17:08:07.440562006</dc:date>
    <meta:editing-duration>P0D</meta:editing-duration>
    <meta:editing-cycles>1</meta:editing-cycles>
    <meta:document-statistic meta:table-count="1" meta:cell-count="24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c1c1c" draw:fill-color="#1c1c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9cm" svg:y="0.316cm" chart:style-name="ch2">
          <text:p>Reading/Conversion Time</text:p>
        </chart:title>
        <chart:legend svg:x="11.69cm" svg:y="0.193cm" style:legend-expansion="custom" chartooo:width="3.33cm" chartooo:height="1.096cm" style:legend-expansion-aspect-ratio="3.03832116788321" chart:style-name="ch3"/>
        <chart:plot-area chart:style-name="ch4" table:cell-range-address="Sheet1.A1:Sheet1.D3" chart:data-source-has-labels="both" svg:x="1.331cm" svg:y="1.301cm" svg:width="14.349cm" svg:height="6.538cm">
          <chartooo:coordinate-region svg:x="1.767cm" svg:y="1.501cm" svg:width="13.633cm" svg:height="5.691cm"/>
          <chart:axis chart:dimension="x" chart:name="primary-x" chart:style-name="ch5" chartooo:axis-type="auto">
            <chartooo:date-scale/>
            <chart:title svg:x="8.011cm" svg:y="8.019cm" chart:style-name="ch6">
              <text:p>Cores</text:p>
            </chart:title>
            <chart:categories table:cell-range-address="Sheet1.B1:Sheet1.D1"/>
          </chart:axis>
          <chart:axis chart:dimension="y" chart:name="primary-y" chart:style-name="ch5">
            <chart:title svg:x="0.451cm" svg:y="5.236cm" chart:style-name="ch7">
              <text:p>seconds</text:p>
            </chart:title>
            <chart:grid chart:style-name="ch8" chart:class="major"/>
          </chart:axis>
          <chart:series chart:style-name="ch9" chart:values-cell-range-address="Sheet1.B2:Sheet1.D2" chart:label-cell-address="Sheet1.A2:Sheet1.A2" chart:class="chart:line">
            <chart:data-point chart:repeated="3"/>
          </chart:series>
          <chart:series chart:style-name="ch10" chart:values-cell-range-address="Sheet1.B3:Sheet1.D3" chart:label-cell-address="Sheet1.A3:Sheet1.A3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1:Sheet1.D1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Omega</text:p>
                <draw:g>
                  <svg:desc>Sheet1.A2:Sheet1.A2</svg:desc>
                </draw:g>
              </table:table-cell>
              <table:table-cell office:value-type="float" office:value="2.9806">
                <text:p>2.9806</text:p>
                <draw:g>
                  <svg:desc>Sheet1.B2:Sheet1.D2</svg:desc>
                </draw:g>
              </table:table-cell>
              <table:table-cell office:value-type="float" office:value="4.3634">
                <text:p>4.3634</text:p>
              </table:table-cell>
              <table:table-cell office:value-type="float" office:value="6.1941">
                <text:p>6.1941</text:p>
              </table:table-cell>
            </table:table-row>
            <table:table-row>
              <table:table-cell office:value-type="string">
                <text:p>Omega+PUMI</text:p>
                <draw:g>
                  <svg:desc>Sheet1.A3:Sheet1.A3</svg:desc>
                </draw:g>
              </table:table-cell>
              <table:table-cell office:value-type="float" office:value="4.7285">
                <text:p>4.7285</text:p>
                <draw:g>
                  <svg:desc>Sheet1.B3:Sheet1.D3</svg:desc>
                </draw:g>
              </table:table-cell>
              <table:table-cell office:value-type="float" office:value="5.4918">
                <text:p>5.4918</text:p>
              </table:table-cell>
              <table:table-cell office:value-type="float" office:value="6.4619">
                <text:p>6.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52cm" svg:y="0.316cm" chart:style-name="ch2">
          <text:p>Peak Memory after Reading</text:p>
        </chart:title>
        <chart:legend svg:x="12.362cm" svg:y="0.205cm" style:legend-expansion="custom" chartooo:width="2.741cm" chartooo:height="1.096cm" style:legend-expansion-aspect-ratio="2.50091240875912" chart:style-name="ch3"/>
        <chart:plot-area chart:style-name="ch4" table:cell-range-address="Sheet1.A5:Sheet1.D7" chart:data-source-has-labels="both" svg:x="1.331cm" svg:y="1.301cm" svg:width="14.349cm" svg:height="6.538cm">
          <chartooo:coordinate-region svg:x="2.138cm" svg:y="1.5cm" svg:width="13.542cm" svg:height="5.692cm"/>
          <chart:axis chart:dimension="x" chart:name="primary-x" chart:style-name="ch5" chartooo:axis-type="auto">
            <chartooo:date-scale/>
            <chart:title svg:x="8.011cm" svg:y="8.019cm" chart:style-name="ch6">
              <text:p>Cores</text:p>
            </chart:title>
            <chart:categories table:cell-range-address="Sheet1.B5:Sheet1.D5"/>
          </chart:axis>
          <chart:axis chart:dimension="y" chart:name="primary-y" chart:style-name="ch7">
            <chart:title svg:x="0.451cm" svg:y="5.593cm" chart:style-name="ch8">
              <text:p>Memory (MB)</text:p>
            </chart:title>
            <chart:grid chart:style-name="ch9" chart:class="major"/>
          </chart:axis>
          <chart:series chart:style-name="ch10" chart:values-cell-range-address="Sheet1.B6:Sheet1.D6" chart:label-cell-address="Sheet1.A6:Sheet1.A6" chart:class="chart:bar">
            <chart:data-point chart:repeated="3"/>
          </chart:series>
          <chart:series chart:style-name="ch11" chart:values-cell-range-address="Sheet1.B7:Sheet1.D7" chart:label-cell-address="Sheet1.A7:Sheet1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5:Sheet1.D5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Omega</text:p>
                <draw:g>
                  <svg:desc>Sheet1.A6:Sheet1.A6</svg:desc>
                </draw:g>
              </table:table-cell>
              <table:table-cell office:value-type="float" office:value="168.28">
                <text:p>168.28</text:p>
                <draw:g>
                  <svg:desc>Sheet1.B6:Sheet1.D6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329.7">
                <text:p>329.7</text:p>
              </table:table-cell>
            </table:table-row>
            <table:table-row>
              <table:table-cell office:value-type="string">
                <text:p>Omega+PUMI</text:p>
                <draw:g>
                  <svg:desc>Sheet1.A7:Sheet1.A7</svg:desc>
                </draw:g>
              </table:table-cell>
              <table:table-cell office:value-type="float" office:value="697.61">
                <text:p>697.61</text:p>
                <draw:g>
                  <svg:desc>Sheet1.B7:Sheet1.D7</svg:desc>
                </draw:g>
              </table:table-cell>
              <table:table-cell office:value-type="float" office:value="733.28">
                <text:p>733.28</text:p>
              </table:table-cell>
              <table:table-cell office:value-type="float" office:value="840.86">
                <text:p>840.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